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imulatedData" table:style-name="ta1" table:print="false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1"/>
        <table:table-column table:style-name="co1" table:default-cell-style-name="ce4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>
            <text:p>Linear Curve Fit of a First Order Polynomial → Temperature Curve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4"/>
          <table:table-cell table:formula="of:=5/9" office:value-type="float" office:value="0.555555555555556">
            <text:p>0.56</text:p>
          </table:table-cell>
          <table:table-cell office:value-type="string">
            <text:p><text:s/>= m</text:p>
          </table:table-cell>
          <table:table-cell table:style-name="ce4" table:formula="of:=(([.F50]*[.C50]-[.B48]*[.G50])/([.C50]*[.C50]-[.B48]*[.H50]))" office:value-type="float" office:value="0.546361306011742">
            <text:p>0.55</text:p>
          </table:table-cell>
          <table:table-cell office:value-type="string">
            <text:p><text:s/>= m → (Sy*Sx-n*Sxy)/((Sx)^2-n*Sx^2)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formula="of:=-5/9*32" office:value-type="float" office:value="-17.7777777777778">
            <text:p>-17.78</text:p>
          </table:table-cell>
          <table:table-cell office:value-type="string">
            <text:p><text:s/>= b</text:p>
          </table:table-cell>
          <table:table-cell table:style-name="ce4" table:formula="of:=([.F50]-[.G4]*[.C50])/[.B48]" office:value-type="float" office:value="-18.2909429815682">
            <text:p>-18.29</text:p>
          </table:table-cell>
          <table:table-cell office:value-type="string">
            <text:p><text:s/>= b → (Sy-m*Sx)/n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10">
            <text:p>10.00</text:p>
          </table:table-cell>
          <table:table-cell office:value-type="string">
            <text:p><text:s/>= Noise/Erro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Domain</text:p>
          </table:table-cell>
          <table:table-cell office:value-type="string">
            <text:p>Range</text:p>
          </table:table-cell>
          <table:table-cell table:style-name="ce1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Independent</text:p>
          </table:table-cell>
          <table:table-cell office:value-type="string">
            <text:p>Dependent</text:p>
          </table:table-cell>
          <table:table-cell table:style-name="ce1" office:value-type="string">
            <text:p>Noise</text:p>
          </table:table-cell>
          <table:table-cell table:style-name="ce1" office:value-type="string">
            <text:p>Y with Noise</text:p>
          </table:table-cell>
          <table:table-cell table:style-name="ce1"/>
          <table:table-cell/>
          <table:table-cell table:style-name="ce1" office:value-type="string">
            <text:p>Calculated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oun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style-name="ce1" office:value-type="string">
            <text:p>Error</text:p>
          </table:table-cell>
          <table:table-cell table:style-name="ce1" office:value-type="string">
            <text:p>Y'</text:p>
          </table:table-cell>
          <table:table-cell table:style-name="ce1" office:value-type="string">
            <text:p>X*Y'</text:p>
          </table:table-cell>
          <table:table-cell table:style-name="ce1" office:value-type="string">
            <text:p>X*X</text:p>
          </table:table-cell>
          <table:table-cell table:style-name="ce1" office:value-type="string">
            <text:p>Y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number-columns-repeated="5"/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$E$4]*[.C12]+[.$E$5]" office:value-type="float" office:value="0">
            <text:p>0.00</text:p>
          </table:table-cell>
          <table:table-cell table:style-name="ce1" table:formula="of:=[.$E$6]*2*(RAND()-0.5)" office:value-type="float" office:value="-6.38918011449277">
            <text:p>-6.39</text:p>
          </table:table-cell>
          <table:table-cell table:style-name="ce1" table:formula="of:=[.D12]+[.E12]" office:value-type="float" office:value="-6.38918011449277">
            <text:p>-6.39</text:p>
          </table:table-cell>
          <table:table-cell table:style-name="ce1" table:formula="of:=[.C12]*[.F12]" office:value-type="float" office:value="-204.453763663769">
            <text:p>-204.45</text:p>
          </table:table-cell>
          <table:table-cell table:style-name="ce1" table:formula="of:=[.C12]*[.C12]" office:value-type="float" office:value="1024">
            <text:p>1024.00</text:p>
          </table:table-cell>
          <table:table-cell table:style-name="ce1" table:formula="of:=[.$G$4]*[.C12]+[.$G$5]" office:value-type="float" office:value="-0.807381189192476">
            <text:p>-0.8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table:formula="of:=[.$E$4]*[.C13]+[.$E$5]" office:value-type="float" office:value="2.77777777777778">
            <text:p>2.78</text:p>
          </table:table-cell>
          <table:table-cell table:style-name="ce1" table:formula="of:=[.$E$6]*2*(RAND()-0.5)" office:value-type="float" office:value="-8.75226886942983">
            <text:p>-8.75</text:p>
          </table:table-cell>
          <table:table-cell table:style-name="ce1" table:formula="of:=[.D13]+[.E13]" office:value-type="float" office:value="-5.97449109165205">
            <text:p>-5.97</text:p>
          </table:table-cell>
          <table:table-cell table:style-name="ce1" table:formula="of:=[.C13]*[.F13]" office:value-type="float" office:value="-221.056170391126">
            <text:p>-221.06</text:p>
          </table:table-cell>
          <table:table-cell table:style-name="ce1" table:formula="of:=[.C13]*[.C13]" office:value-type="float" office:value="1369">
            <text:p>1369.00</text:p>
          </table:table-cell>
          <table:table-cell table:style-name="ce1" table:formula="of:=[.$G$4]*[.C13]+[.$G$5]" office:value-type="float" office:value="1.92442534086623">
            <text:p>1.9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table:formula="of:=[.$E$4]*[.C14]+[.$E$5]" office:value-type="float" office:value="5.55555555555556">
            <text:p>5.56</text:p>
          </table:table-cell>
          <table:table-cell table:style-name="ce1" table:formula="of:=[.$E$6]*2*(RAND()-0.5)" office:value-type="float" office:value="-2.00582571793348">
            <text:p>-2.01</text:p>
          </table:table-cell>
          <table:table-cell table:style-name="ce1" table:formula="of:=[.D14]+[.E14]" office:value-type="float" office:value="3.54972983762208">
            <text:p>3.55</text:p>
          </table:table-cell>
          <table:table-cell table:style-name="ce1" table:formula="of:=[.C14]*[.F14]" office:value-type="float" office:value="149.088653180127">
            <text:p>149.09</text:p>
          </table:table-cell>
          <table:table-cell table:style-name="ce1" table:formula="of:=[.C14]*[.C14]" office:value-type="float" office:value="1764">
            <text:p>1764.00</text:p>
          </table:table-cell>
          <table:table-cell table:style-name="ce1" table:formula="of:=[.$G$4]*[.C14]+[.$G$5]" office:value-type="float" office:value="4.65623187092494">
            <text:p>4.6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table:formula="of:=[.$E$4]*[.C15]+[.$E$5]" office:value-type="float" office:value="8.33333333333333">
            <text:p>8.33</text:p>
          </table:table-cell>
          <table:table-cell table:style-name="ce1" table:formula="of:=[.$E$6]*2*(RAND()-0.5)" office:value-type="float" office:value="3.61921281553805">
            <text:p>3.62</text:p>
          </table:table-cell>
          <table:table-cell table:style-name="ce1" table:formula="of:=[.D15]+[.E15]" office:value-type="float" office:value="11.9525461488714">
            <text:p>11.95</text:p>
          </table:table-cell>
          <table:table-cell table:style-name="ce1" table:formula="of:=[.C15]*[.F15]" office:value-type="float" office:value="561.769668996955">
            <text:p>561.77</text:p>
          </table:table-cell>
          <table:table-cell table:style-name="ce1" table:formula="of:=[.C15]*[.C15]" office:value-type="float" office:value="2209">
            <text:p>2209.00</text:p>
          </table:table-cell>
          <table:table-cell table:style-name="ce1" table:formula="of:=[.$G$4]*[.C15]+[.$G$5]" office:value-type="float" office:value="7.38803840098365">
            <text:p>7.3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formula="of:=[.$E$4]*[.C16]+[.$E$5]" office:value-type="float" office:value="11.1111111111111">
            <text:p>11.11</text:p>
          </table:table-cell>
          <table:table-cell table:style-name="ce1" table:formula="of:=[.$E$6]*2*(RAND()-0.5)" office:value-type="float" office:value="4.828802482225">
            <text:p>4.83</text:p>
          </table:table-cell>
          <table:table-cell table:style-name="ce1" table:formula="of:=[.D16]+[.E16]" office:value-type="float" office:value="15.9399135933361">
            <text:p>15.94</text:p>
          </table:table-cell>
          <table:table-cell table:style-name="ce1" table:formula="of:=[.C16]*[.F16]" office:value-type="float" office:value="828.875506853478">
            <text:p>828.88</text:p>
          </table:table-cell>
          <table:table-cell table:style-name="ce1" table:formula="of:=[.C16]*[.C16]" office:value-type="float" office:value="2704">
            <text:p>2704.00</text:p>
          </table:table-cell>
          <table:table-cell table:style-name="ce1" table:formula="of:=[.$G$4]*[.C16]+[.$G$5]" office:value-type="float" office:value="10.1198449310424">
            <text:p>10.1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formula="of:=[.$E$4]*[.C17]+[.$E$5]" office:value-type="float" office:value="13.8888888888889">
            <text:p>13.89</text:p>
          </table:table-cell>
          <table:table-cell table:style-name="ce1" table:formula="of:=[.$E$6]*2*(RAND()-0.5)" office:value-type="float" office:value="-4.15270354133099">
            <text:p>-4.15</text:p>
          </table:table-cell>
          <table:table-cell table:style-name="ce1" table:formula="of:=[.D17]+[.E17]" office:value-type="float" office:value="9.7361853475579">
            <text:p>9.74</text:p>
          </table:table-cell>
          <table:table-cell table:style-name="ce1" table:formula="of:=[.C17]*[.F17]" office:value-type="float" office:value="554.9625648108">
            <text:p>554.96</text:p>
          </table:table-cell>
          <table:table-cell table:style-name="ce1" table:formula="of:=[.C17]*[.C17]" office:value-type="float" office:value="3249">
            <text:p>3249.00</text:p>
          </table:table-cell>
          <table:table-cell table:style-name="ce1" table:formula="of:=[.$G$4]*[.C17]+[.$G$5]" office:value-type="float" office:value="12.8516514611011">
            <text:p>12.8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formula="of:=[.$E$4]*[.C18]+[.$E$5]" office:value-type="float" office:value="16.6666666666667">
            <text:p>16.67</text:p>
          </table:table-cell>
          <table:table-cell table:style-name="ce1" table:formula="of:=[.$E$6]*2*(RAND()-0.5)" office:value-type="float" office:value="-7.37343083601445">
            <text:p>-7.37</text:p>
          </table:table-cell>
          <table:table-cell table:style-name="ce1" table:formula="of:=[.D18]+[.E18]" office:value-type="float" office:value="9.29323583065222">
            <text:p>9.29</text:p>
          </table:table-cell>
          <table:table-cell table:style-name="ce1" table:formula="of:=[.C18]*[.F18]" office:value-type="float" office:value="576.180621500437">
            <text:p>576.18</text:p>
          </table:table-cell>
          <table:table-cell table:style-name="ce1" table:formula="of:=[.C18]*[.C18]" office:value-type="float" office:value="3844">
            <text:p>3844.00</text:p>
          </table:table-cell>
          <table:table-cell table:style-name="ce1" table:formula="of:=[.$G$4]*[.C18]+[.$G$5]" office:value-type="float" office:value="15.5834579911598">
            <text:p>15.5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table:formula="of:=[.$E$4]*[.C19]+[.$E$5]" office:value-type="float" office:value="19.4444444444444">
            <text:p>19.44</text:p>
          </table:table-cell>
          <table:table-cell table:style-name="ce1" table:formula="of:=[.$E$6]*2*(RAND()-0.5)" office:value-type="float" office:value="-0.0328029645606875">
            <text:p>-0.03</text:p>
          </table:table-cell>
          <table:table-cell table:style-name="ce1" table:formula="of:=[.D19]+[.E19]" office:value-type="float" office:value="19.4116414798838">
            <text:p>19.41</text:p>
          </table:table-cell>
          <table:table-cell table:style-name="ce1" table:formula="of:=[.C19]*[.F19]" office:value-type="float" office:value="1300.57997915221">
            <text:p>1300.58</text:p>
          </table:table-cell>
          <table:table-cell table:style-name="ce1" table:formula="of:=[.C19]*[.C19]" office:value-type="float" office:value="4489">
            <text:p>4489.00</text:p>
          </table:table-cell>
          <table:table-cell table:style-name="ce1" table:formula="of:=[.$G$4]*[.C19]+[.$G$5]" office:value-type="float" office:value="18.3152645212185">
            <text:p>18.3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table:formula="of:=[.$E$4]*[.C20]+[.$E$5]" office:value-type="float" office:value="22.2222222222222">
            <text:p>22.22</text:p>
          </table:table-cell>
          <table:table-cell table:style-name="ce1" table:formula="of:=[.$E$6]*2*(RAND()-0.5)" office:value-type="float" office:value="-4.71529967617244">
            <text:p>-4.72</text:p>
          </table:table-cell>
          <table:table-cell table:style-name="ce1" table:formula="of:=[.D20]+[.E20]" office:value-type="float" office:value="17.5069225460498">
            <text:p>17.51</text:p>
          </table:table-cell>
          <table:table-cell table:style-name="ce1" table:formula="of:=[.C20]*[.F20]" office:value-type="float" office:value="1260.49842331558">
            <text:p>1260.50</text:p>
          </table:table-cell>
          <table:table-cell table:style-name="ce1" table:formula="of:=[.C20]*[.C20]" office:value-type="float" office:value="5184">
            <text:p>5184.00</text:p>
          </table:table-cell>
          <table:table-cell table:style-name="ce1" table:formula="of:=[.$G$4]*[.C20]+[.$G$5]" office:value-type="float" office:value="21.0470710512772">
            <text:p>21.0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77">
            <text:p>77</text:p>
          </table:table-cell>
          <table:table-cell table:formula="of:=[.$E$4]*[.C21]+[.$E$5]" office:value-type="float" office:value="25">
            <text:p>25.00</text:p>
          </table:table-cell>
          <table:table-cell table:style-name="ce1" table:formula="of:=[.$E$6]*2*(RAND()-0.5)" office:value-type="float" office:value="-5.81973045133054">
            <text:p>-5.82</text:p>
          </table:table-cell>
          <table:table-cell table:style-name="ce1" table:formula="of:=[.D21]+[.E21]" office:value-type="float" office:value="19.1802695486695">
            <text:p>19.18</text:p>
          </table:table-cell>
          <table:table-cell table:style-name="ce1" table:formula="of:=[.C21]*[.F21]" office:value-type="float" office:value="1476.88075524755">
            <text:p>1476.88</text:p>
          </table:table-cell>
          <table:table-cell table:style-name="ce1" table:formula="of:=[.C21]*[.C21]" office:value-type="float" office:value="5929">
            <text:p>5929.00</text:p>
          </table:table-cell>
          <table:table-cell table:style-name="ce1" table:formula="of:=[.$G$4]*[.C21]+[.$G$5]" office:value-type="float" office:value="23.7788775813359">
            <text:p>23.7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table:formula="of:=[.$E$4]*[.C22]+[.$E$5]" office:value-type="float" office:value="27.7777777777778">
            <text:p>27.78</text:p>
          </table:table-cell>
          <table:table-cell table:style-name="ce1" table:formula="of:=[.$E$6]*2*(RAND()-0.5)" office:value-type="float" office:value="-6.11981161404401">
            <text:p>-6.12</text:p>
          </table:table-cell>
          <table:table-cell table:style-name="ce1" table:formula="of:=[.D22]+[.E22]" office:value-type="float" office:value="21.6579661637338">
            <text:p>21.66</text:p>
          </table:table-cell>
          <table:table-cell table:style-name="ce1" table:formula="of:=[.C22]*[.F22]" office:value-type="float" office:value="1775.95322542617">
            <text:p>1775.95</text:p>
          </table:table-cell>
          <table:table-cell table:style-name="ce1" table:formula="of:=[.C22]*[.C22]" office:value-type="float" office:value="6724">
            <text:p>6724.00</text:p>
          </table:table-cell>
          <table:table-cell table:style-name="ce1" table:formula="of:=[.$G$4]*[.C22]+[.$G$5]" office:value-type="float" office:value="26.5106841113946">
            <text:p>26.5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87">
            <text:p>87</text:p>
          </table:table-cell>
          <table:table-cell table:formula="of:=[.$E$4]*[.C23]+[.$E$5]" office:value-type="float" office:value="30.5555555555556">
            <text:p>30.56</text:p>
          </table:table-cell>
          <table:table-cell table:style-name="ce1" table:formula="of:=[.$E$6]*2*(RAND()-0.5)" office:value-type="float" office:value="5.53151788655669">
            <text:p>5.53</text:p>
          </table:table-cell>
          <table:table-cell table:style-name="ce1" table:formula="of:=[.D23]+[.E23]" office:value-type="float" office:value="36.0870734421122">
            <text:p>36.09</text:p>
          </table:table-cell>
          <table:table-cell table:style-name="ce1" table:formula="of:=[.C23]*[.F23]" office:value-type="float" office:value="3139.57538946376">
            <text:p>3139.58</text:p>
          </table:table-cell>
          <table:table-cell table:style-name="ce1" table:formula="of:=[.C23]*[.C23]" office:value-type="float" office:value="7569">
            <text:p>7569.00</text:p>
          </table:table-cell>
          <table:table-cell table:style-name="ce1" table:formula="of:=[.$G$4]*[.C23]+[.$G$5]" office:value-type="float" office:value="29.2424906414533">
            <text:p>29.2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92">
            <text:p>92</text:p>
          </table:table-cell>
          <table:table-cell table:formula="of:=[.$E$4]*[.C24]+[.$E$5]" office:value-type="float" office:value="33.3333333333333">
            <text:p>33.33</text:p>
          </table:table-cell>
          <table:table-cell table:style-name="ce1" table:formula="of:=[.$E$6]*2*(RAND()-0.5)" office:value-type="float" office:value="9.19508493505418">
            <text:p>9.20</text:p>
          </table:table-cell>
          <table:table-cell table:style-name="ce1" table:formula="of:=[.D24]+[.E24]" office:value-type="float" office:value="42.5284182683875">
            <text:p>42.53</text:p>
          </table:table-cell>
          <table:table-cell table:style-name="ce1" table:formula="of:=[.C24]*[.F24]" office:value-type="float" office:value="3912.61448069165">
            <text:p>3912.61</text:p>
          </table:table-cell>
          <table:table-cell table:style-name="ce1" table:formula="of:=[.C24]*[.C24]" office:value-type="float" office:value="8464">
            <text:p>8464.00</text:p>
          </table:table-cell>
          <table:table-cell table:style-name="ce1" table:formula="of:=[.$G$4]*[.C24]+[.$G$5]" office:value-type="float" office:value="31.974297171512">
            <text:p>31.9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97">
            <text:p>97</text:p>
          </table:table-cell>
          <table:table-cell table:formula="of:=[.$E$4]*[.C25]+[.$E$5]" office:value-type="float" office:value="36.1111111111111">
            <text:p>36.11</text:p>
          </table:table-cell>
          <table:table-cell table:style-name="ce1" table:formula="of:=[.$E$6]*2*(RAND()-0.5)" office:value-type="float" office:value="0.051976484246552">
            <text:p>0.05</text:p>
          </table:table-cell>
          <table:table-cell table:style-name="ce1" table:formula="of:=[.D25]+[.E25]" office:value-type="float" office:value="36.1630875953577">
            <text:p>36.16</text:p>
          </table:table-cell>
          <table:table-cell table:style-name="ce1" table:formula="of:=[.C25]*[.F25]" office:value-type="float" office:value="3507.81949674969">
            <text:p>3507.82</text:p>
          </table:table-cell>
          <table:table-cell table:style-name="ce1" table:formula="of:=[.C25]*[.C25]" office:value-type="float" office:value="9409">
            <text:p>9409.00</text:p>
          </table:table-cell>
          <table:table-cell table:style-name="ce1" table:formula="of:=[.$G$4]*[.C25]+[.$G$5]" office:value-type="float" office:value="34.7061037015707">
            <text:p>34.7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02">
            <text:p>102</text:p>
          </table:table-cell>
          <table:table-cell table:formula="of:=[.$E$4]*[.C26]+[.$E$5]" office:value-type="float" office:value="38.8888888888889">
            <text:p>38.89</text:p>
          </table:table-cell>
          <table:table-cell table:style-name="ce1" table:formula="of:=[.$E$6]*2*(RAND()-0.5)" office:value-type="float" office:value="8.49052389618009">
            <text:p>8.49</text:p>
          </table:table-cell>
          <table:table-cell table:style-name="ce1" table:formula="of:=[.D26]+[.E26]" office:value-type="float" office:value="47.379412785069">
            <text:p>47.38</text:p>
          </table:table-cell>
          <table:table-cell table:style-name="ce1" table:formula="of:=[.C26]*[.F26]" office:value-type="float" office:value="4832.70010407704">
            <text:p>4832.70</text:p>
          </table:table-cell>
          <table:table-cell table:style-name="ce1" table:formula="of:=[.C26]*[.C26]" office:value-type="float" office:value="10404">
            <text:p>10404.00</text:p>
          </table:table-cell>
          <table:table-cell table:style-name="ce1" table:formula="of:=[.$G$4]*[.C26]+[.$G$5]" office:value-type="float" office:value="37.4379102316294">
            <text:p>37.4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07">
            <text:p>107</text:p>
          </table:table-cell>
          <table:table-cell table:formula="of:=[.$E$4]*[.C27]+[.$E$5]" office:value-type="float" office:value="41.6666666666667">
            <text:p>41.67</text:p>
          </table:table-cell>
          <table:table-cell table:style-name="ce1" table:formula="of:=[.$E$6]*2*(RAND()-0.5)" office:value-type="float" office:value="8.57125617098063">
            <text:p>8.57</text:p>
          </table:table-cell>
          <table:table-cell table:style-name="ce1" table:formula="of:=[.D27]+[.E27]" office:value-type="float" office:value="50.2379228376473">
            <text:p>50.24</text:p>
          </table:table-cell>
          <table:table-cell table:style-name="ce1" table:formula="of:=[.C27]*[.F27]" office:value-type="float" office:value="5375.45774362826">
            <text:p>5375.46</text:p>
          </table:table-cell>
          <table:table-cell table:style-name="ce1" table:formula="of:=[.C27]*[.C27]" office:value-type="float" office:value="11449">
            <text:p>11449.00</text:p>
          </table:table-cell>
          <table:table-cell table:style-name="ce1" table:formula="of:=[.$G$4]*[.C27]+[.$G$5]" office:value-type="float" office:value="40.1697167616882">
            <text:p>40.1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12">
            <text:p>112</text:p>
          </table:table-cell>
          <table:table-cell table:formula="of:=[.$E$4]*[.C28]+[.$E$5]" office:value-type="float" office:value="44.4444444444444">
            <text:p>44.44</text:p>
          </table:table-cell>
          <table:table-cell table:style-name="ce1" table:formula="of:=[.$E$6]*2*(RAND()-0.5)" office:value-type="float" office:value="-3.54026712477207">
            <text:p>-3.54</text:p>
          </table:table-cell>
          <table:table-cell table:style-name="ce1" table:formula="of:=[.D28]+[.E28]" office:value-type="float" office:value="40.9041773196724">
            <text:p>40.90</text:p>
          </table:table-cell>
          <table:table-cell table:style-name="ce1" table:formula="of:=[.C28]*[.F28]" office:value-type="float" office:value="4581.26785980331">
            <text:p>4581.27</text:p>
          </table:table-cell>
          <table:table-cell table:style-name="ce1" table:formula="of:=[.C28]*[.C28]" office:value-type="float" office:value="12544">
            <text:p>12544.00</text:p>
          </table:table-cell>
          <table:table-cell table:style-name="ce1" table:formula="of:=[.$G$4]*[.C28]+[.$G$5]" office:value-type="float" office:value="42.9015232917469">
            <text:p>42.9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17">
            <text:p>117</text:p>
          </table:table-cell>
          <table:table-cell table:formula="of:=[.$E$4]*[.C29]+[.$E$5]" office:value-type="float" office:value="47.2222222222222">
            <text:p>47.22</text:p>
          </table:table-cell>
          <table:table-cell table:style-name="ce1" table:formula="of:=[.$E$6]*2*(RAND()-0.5)" office:value-type="float" office:value="-9.88667832221836">
            <text:p>-9.89</text:p>
          </table:table-cell>
          <table:table-cell table:style-name="ce1" table:formula="of:=[.D29]+[.E29]" office:value-type="float" office:value="37.3355439000039">
            <text:p>37.34</text:p>
          </table:table-cell>
          <table:table-cell table:style-name="ce1" table:formula="of:=[.C29]*[.F29]" office:value-type="float" office:value="4368.25863630045">
            <text:p>4368.26</text:p>
          </table:table-cell>
          <table:table-cell table:style-name="ce1" table:formula="of:=[.C29]*[.C29]" office:value-type="float" office:value="13689">
            <text:p>13689.00</text:p>
          </table:table-cell>
          <table:table-cell table:style-name="ce1" table:formula="of:=[.$G$4]*[.C29]+[.$G$5]" office:value-type="float" office:value="45.6333298218056">
            <text:p>45.6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22">
            <text:p>122</text:p>
          </table:table-cell>
          <table:table-cell table:formula="of:=[.$E$4]*[.C30]+[.$E$5]" office:value-type="float" office:value="50">
            <text:p>50.00</text:p>
          </table:table-cell>
          <table:table-cell table:style-name="ce1" table:formula="of:=[.$E$6]*2*(RAND()-0.5)" office:value-type="float" office:value="-2.81997536309063">
            <text:p>-2.82</text:p>
          </table:table-cell>
          <table:table-cell table:style-name="ce1" table:formula="of:=[.D30]+[.E30]" office:value-type="float" office:value="47.1800246369094">
            <text:p>47.18</text:p>
          </table:table-cell>
          <table:table-cell table:style-name="ce1" table:formula="of:=[.C30]*[.F30]" office:value-type="float" office:value="5755.96300570294">
            <text:p>5755.96</text:p>
          </table:table-cell>
          <table:table-cell table:style-name="ce1" table:formula="of:=[.C30]*[.C30]" office:value-type="float" office:value="14884">
            <text:p>14884.00</text:p>
          </table:table-cell>
          <table:table-cell table:style-name="ce1" table:formula="of:=[.$G$4]*[.C30]+[.$G$5]" office:value-type="float" office:value="48.3651363518643">
            <text:p>48.3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27">
            <text:p>127</text:p>
          </table:table-cell>
          <table:table-cell table:formula="of:=[.$E$4]*[.C31]+[.$E$5]" office:value-type="float" office:value="52.7777777777778">
            <text:p>52.78</text:p>
          </table:table-cell>
          <table:table-cell table:style-name="ce1" table:formula="of:=[.$E$6]*2*(RAND()-0.5)" office:value-type="float" office:value="-1.57928579486907">
            <text:p>-1.58</text:p>
          </table:table-cell>
          <table:table-cell table:style-name="ce1" table:formula="of:=[.D31]+[.E31]" office:value-type="float" office:value="51.1984919829087">
            <text:p>51.20</text:p>
          </table:table-cell>
          <table:table-cell table:style-name="ce1" table:formula="of:=[.C31]*[.F31]" office:value-type="float" office:value="6502.20848182941">
            <text:p>6502.21</text:p>
          </table:table-cell>
          <table:table-cell table:style-name="ce1" table:formula="of:=[.C31]*[.C31]" office:value-type="float" office:value="16129">
            <text:p>16129.00</text:p>
          </table:table-cell>
          <table:table-cell table:style-name="ce1" table:formula="of:=[.$G$4]*[.C31]+[.$G$5]" office:value-type="float" office:value="51.096942881923">
            <text:p>51.1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32">
            <text:p>132</text:p>
          </table:table-cell>
          <table:table-cell table:formula="of:=[.$E$4]*[.C32]+[.$E$5]" office:value-type="float" office:value="55.5555555555556">
            <text:p>55.56</text:p>
          </table:table-cell>
          <table:table-cell table:style-name="ce1" table:formula="of:=[.$E$6]*2*(RAND()-0.5)" office:value-type="float" office:value="5.27030267287046">
            <text:p>5.27</text:p>
          </table:table-cell>
          <table:table-cell table:style-name="ce1" table:formula="of:=[.D32]+[.E32]" office:value-type="float" office:value="60.825858228426">
            <text:p>60.83</text:p>
          </table:table-cell>
          <table:table-cell table:style-name="ce1" table:formula="of:=[.C32]*[.F32]" office:value-type="float" office:value="8029.01328615224">
            <text:p>8029.01</text:p>
          </table:table-cell>
          <table:table-cell table:style-name="ce1" table:formula="of:=[.C32]*[.C32]" office:value-type="float" office:value="17424">
            <text:p>17424.00</text:p>
          </table:table-cell>
          <table:table-cell table:style-name="ce1" table:formula="of:=[.$G$4]*[.C32]+[.$G$5]" office:value-type="float" office:value="53.8287494119817">
            <text:p>53.8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37">
            <text:p>137</text:p>
          </table:table-cell>
          <table:table-cell table:formula="of:=[.$E$4]*[.C33]+[.$E$5]" office:value-type="float" office:value="58.3333333333333">
            <text:p>58.33</text:p>
          </table:table-cell>
          <table:table-cell table:style-name="ce1" table:formula="of:=[.$E$6]*2*(RAND()-0.5)" office:value-type="float" office:value="-9.55281218048185">
            <text:p>-9.55</text:p>
          </table:table-cell>
          <table:table-cell table:style-name="ce1" table:formula="of:=[.D33]+[.E33]" office:value-type="float" office:value="48.7805211528515">
            <text:p>48.78</text:p>
          </table:table-cell>
          <table:table-cell table:style-name="ce1" table:formula="of:=[.C33]*[.F33]" office:value-type="float" office:value="6682.93139794065">
            <text:p>6682.93</text:p>
          </table:table-cell>
          <table:table-cell table:style-name="ce1" table:formula="of:=[.C33]*[.C33]" office:value-type="float" office:value="18769">
            <text:p>18769.00</text:p>
          </table:table-cell>
          <table:table-cell table:style-name="ce1" table:formula="of:=[.$G$4]*[.C33]+[.$G$5]" office:value-type="float" office:value="56.5605559420404">
            <text:p>56.5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42">
            <text:p>142</text:p>
          </table:table-cell>
          <table:table-cell table:formula="of:=[.$E$4]*[.C34]+[.$E$5]" office:value-type="float" office:value="61.1111111111111">
            <text:p>61.11</text:p>
          </table:table-cell>
          <table:table-cell table:style-name="ce1" table:formula="of:=[.$E$6]*2*(RAND()-0.5)" office:value-type="float" office:value="1.10332722775638">
            <text:p>1.10</text:p>
          </table:table-cell>
          <table:table-cell table:style-name="ce1" table:formula="of:=[.D34]+[.E34]" office:value-type="float" office:value="62.2144383388675">
            <text:p>62.21</text:p>
          </table:table-cell>
          <table:table-cell table:style-name="ce1" table:formula="of:=[.C34]*[.F34]" office:value-type="float" office:value="8834.45024411918">
            <text:p>8834.45</text:p>
          </table:table-cell>
          <table:table-cell table:style-name="ce1" table:formula="of:=[.C34]*[.C34]" office:value-type="float" office:value="20164">
            <text:p>20164.00</text:p>
          </table:table-cell>
          <table:table-cell table:style-name="ce1" table:formula="of:=[.$G$4]*[.C34]+[.$G$5]" office:value-type="float" office:value="59.2923624720991">
            <text:p>59.2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47">
            <text:p>147</text:p>
          </table:table-cell>
          <table:table-cell table:formula="of:=[.$E$4]*[.C35]+[.$E$5]" office:value-type="float" office:value="63.8888888888889">
            <text:p>63.89</text:p>
          </table:table-cell>
          <table:table-cell table:style-name="ce1" table:formula="of:=[.$E$6]*2*(RAND()-0.5)" office:value-type="float" office:value="-3.53273856919259">
            <text:p>-3.53</text:p>
          </table:table-cell>
          <table:table-cell table:style-name="ce1" table:formula="of:=[.D35]+[.E35]" office:value-type="float" office:value="60.3561503196963">
            <text:p>60.36</text:p>
          </table:table-cell>
          <table:table-cell table:style-name="ce1" table:formula="of:=[.C35]*[.F35]" office:value-type="float" office:value="8872.35409699536">
            <text:p>8872.35</text:p>
          </table:table-cell>
          <table:table-cell table:style-name="ce1" table:formula="of:=[.C35]*[.C35]" office:value-type="float" office:value="21609">
            <text:p>21609.00</text:p>
          </table:table-cell>
          <table:table-cell table:style-name="ce1" table:formula="of:=[.$G$4]*[.C35]+[.$G$5]" office:value-type="float" office:value="62.0241690021578">
            <text:p>62.0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52">
            <text:p>152</text:p>
          </table:table-cell>
          <table:table-cell table:formula="of:=[.$E$4]*[.C36]+[.$E$5]" office:value-type="float" office:value="66.6666666666667">
            <text:p>66.67</text:p>
          </table:table-cell>
          <table:table-cell table:style-name="ce1" table:formula="of:=[.$E$6]*2*(RAND()-0.5)" office:value-type="float" office:value="5.23856710642576">
            <text:p>5.24</text:p>
          </table:table-cell>
          <table:table-cell table:style-name="ce1" table:formula="of:=[.D36]+[.E36]" office:value-type="float" office:value="71.9052337730924">
            <text:p>71.91</text:p>
          </table:table-cell>
          <table:table-cell table:style-name="ce1" table:formula="of:=[.C36]*[.F36]" office:value-type="float" office:value="10929.59553351">
            <text:p>10929.60</text:p>
          </table:table-cell>
          <table:table-cell table:style-name="ce1" table:formula="of:=[.C36]*[.C36]" office:value-type="float" office:value="23104">
            <text:p>23104.00</text:p>
          </table:table-cell>
          <table:table-cell table:style-name="ce1" table:formula="of:=[.$G$4]*[.C36]+[.$G$5]" office:value-type="float" office:value="64.7559755322165">
            <text:p>64.7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57">
            <text:p>157</text:p>
          </table:table-cell>
          <table:table-cell table:formula="of:=[.$E$4]*[.C37]+[.$E$5]" office:value-type="float" office:value="69.4444444444445">
            <text:p>69.44</text:p>
          </table:table-cell>
          <table:table-cell table:style-name="ce1" table:formula="of:=[.$E$6]*2*(RAND()-0.5)" office:value-type="float" office:value="-0.710469023324549">
            <text:p>-0.71</text:p>
          </table:table-cell>
          <table:table-cell table:style-name="ce1" table:formula="of:=[.D37]+[.E37]" office:value-type="float" office:value="68.7339754211199">
            <text:p>68.73</text:p>
          </table:table-cell>
          <table:table-cell table:style-name="ce1" table:formula="of:=[.C37]*[.F37]" office:value-type="float" office:value="10791.2341411158">
            <text:p>10791.23</text:p>
          </table:table-cell>
          <table:table-cell table:style-name="ce1" table:formula="of:=[.C37]*[.C37]" office:value-type="float" office:value="24649">
            <text:p>24649.00</text:p>
          </table:table-cell>
          <table:table-cell table:style-name="ce1" table:formula="of:=[.$G$4]*[.C37]+[.$G$5]" office:value-type="float" office:value="67.4877820622752">
            <text:p>67.4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62">
            <text:p>162</text:p>
          </table:table-cell>
          <table:table-cell table:formula="of:=[.$E$4]*[.C38]+[.$E$5]" office:value-type="float" office:value="72.2222222222222">
            <text:p>72.22</text:p>
          </table:table-cell>
          <table:table-cell table:style-name="ce1" table:formula="of:=[.$E$6]*2*(RAND()-0.5)" office:value-type="float" office:value="-0.929481033235788">
            <text:p>-0.93</text:p>
          </table:table-cell>
          <table:table-cell table:style-name="ce1" table:formula="of:=[.D38]+[.E38]" office:value-type="float" office:value="71.2927411889864">
            <text:p>71.29</text:p>
          </table:table-cell>
          <table:table-cell table:style-name="ce1" table:formula="of:=[.C38]*[.F38]" office:value-type="float" office:value="11549.4240726158">
            <text:p>11549.42</text:p>
          </table:table-cell>
          <table:table-cell table:style-name="ce1" table:formula="of:=[.C38]*[.C38]" office:value-type="float" office:value="26244">
            <text:p>26244.00</text:p>
          </table:table-cell>
          <table:table-cell table:style-name="ce1" table:formula="of:=[.$G$4]*[.C38]+[.$G$5]" office:value-type="float" office:value="70.219588592334">
            <text:p>70.2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67">
            <text:p>167</text:p>
          </table:table-cell>
          <table:table-cell table:formula="of:=[.$E$4]*[.C39]+[.$E$5]" office:value-type="float" office:value="75">
            <text:p>75.00</text:p>
          </table:table-cell>
          <table:table-cell table:style-name="ce1" table:formula="of:=[.$E$6]*2*(RAND()-0.5)" office:value-type="float" office:value="-0.948945358395577">
            <text:p>-0.95</text:p>
          </table:table-cell>
          <table:table-cell table:style-name="ce1" table:formula="of:=[.D39]+[.E39]" office:value-type="float" office:value="74.0510546416044">
            <text:p>74.05</text:p>
          </table:table-cell>
          <table:table-cell table:style-name="ce1" table:formula="of:=[.C39]*[.F39]" office:value-type="float" office:value="12366.5261251479">
            <text:p>12366.53</text:p>
          </table:table-cell>
          <table:table-cell table:style-name="ce1" table:formula="of:=[.C39]*[.C39]" office:value-type="float" office:value="27889">
            <text:p>27889.00</text:p>
          </table:table-cell>
          <table:table-cell table:style-name="ce1" table:formula="of:=[.$G$4]*[.C39]+[.$G$5]" office:value-type="float" office:value="72.9513951223927">
            <text:p>72.9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72">
            <text:p>172</text:p>
          </table:table-cell>
          <table:table-cell table:formula="of:=[.$E$4]*[.C40]+[.$E$5]" office:value-type="float" office:value="77.7777777777778">
            <text:p>77.78</text:p>
          </table:table-cell>
          <table:table-cell table:style-name="ce1" table:formula="of:=[.$E$6]*2*(RAND()-0.5)" office:value-type="float" office:value="3.35313508287072">
            <text:p>3.35</text:p>
          </table:table-cell>
          <table:table-cell table:style-name="ce1" table:formula="of:=[.D40]+[.E40]" office:value-type="float" office:value="81.1309128606485">
            <text:p>81.13</text:p>
          </table:table-cell>
          <table:table-cell table:style-name="ce1" table:formula="of:=[.C40]*[.F40]" office:value-type="float" office:value="13954.5170120315">
            <text:p>13954.52</text:p>
          </table:table-cell>
          <table:table-cell table:style-name="ce1" table:formula="of:=[.C40]*[.C40]" office:value-type="float" office:value="29584">
            <text:p>29584.00</text:p>
          </table:table-cell>
          <table:table-cell table:style-name="ce1" table:formula="of:=[.$G$4]*[.C40]+[.$G$5]" office:value-type="float" office:value="75.6832016524514">
            <text:p>75.6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77">
            <text:p>177</text:p>
          </table:table-cell>
          <table:table-cell table:formula="of:=[.$E$4]*[.C41]+[.$E$5]" office:value-type="float" office:value="80.5555555555556">
            <text:p>80.56</text:p>
          </table:table-cell>
          <table:table-cell table:style-name="ce1" table:formula="of:=[.$E$6]*2*(RAND()-0.5)" office:value-type="float" office:value="-7.25735412910581">
            <text:p>-7.26</text:p>
          </table:table-cell>
          <table:table-cell table:style-name="ce1" table:formula="of:=[.D41]+[.E41]" office:value-type="float" office:value="73.2982014264498">
            <text:p>73.30</text:p>
          </table:table-cell>
          <table:table-cell table:style-name="ce1" table:formula="of:=[.C41]*[.F41]" office:value-type="float" office:value="12973.7816524816">
            <text:p>12973.78</text:p>
          </table:table-cell>
          <table:table-cell table:style-name="ce1" table:formula="of:=[.C41]*[.C41]" office:value-type="float" office:value="31329">
            <text:p>31329.00</text:p>
          </table:table-cell>
          <table:table-cell table:style-name="ce1" table:formula="of:=[.$G$4]*[.C41]+[.$G$5]" office:value-type="float" office:value="78.4150081825101">
            <text:p>78.4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82">
            <text:p>182</text:p>
          </table:table-cell>
          <table:table-cell table:formula="of:=[.$E$4]*[.C42]+[.$E$5]" office:value-type="float" office:value="83.3333333333333">
            <text:p>83.33</text:p>
          </table:table-cell>
          <table:table-cell table:style-name="ce1" table:formula="of:=[.$E$6]*2*(RAND()-0.5)" office:value-type="float" office:value="-3.18432396277785">
            <text:p>-3.18</text:p>
          </table:table-cell>
          <table:table-cell table:style-name="ce1" table:formula="of:=[.D42]+[.E42]" office:value-type="float" office:value="80.1490093705555">
            <text:p>80.15</text:p>
          </table:table-cell>
          <table:table-cell table:style-name="ce1" table:formula="of:=[.C42]*[.F42]" office:value-type="float" office:value="14587.1197054411">
            <text:p>14587.12</text:p>
          </table:table-cell>
          <table:table-cell table:style-name="ce1" table:formula="of:=[.C42]*[.C42]" office:value-type="float" office:value="33124">
            <text:p>33124.00</text:p>
          </table:table-cell>
          <table:table-cell table:style-name="ce1" table:formula="of:=[.$G$4]*[.C42]+[.$G$5]" office:value-type="float" office:value="81.1468147125688">
            <text:p>81.1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87">
            <text:p>187</text:p>
          </table:table-cell>
          <table:table-cell table:formula="of:=[.$E$4]*[.C43]+[.$E$5]" office:value-type="float" office:value="86.1111111111111">
            <text:p>86.11</text:p>
          </table:table-cell>
          <table:table-cell table:style-name="ce1" table:formula="of:=[.$E$6]*2*(RAND()-0.5)" office:value-type="float" office:value="-0.908329803496599">
            <text:p>-0.91</text:p>
          </table:table-cell>
          <table:table-cell table:style-name="ce1" table:formula="of:=[.D43]+[.E43]" office:value-type="float" office:value="85.2027813076145">
            <text:p>85.20</text:p>
          </table:table-cell>
          <table:table-cell table:style-name="ce1" table:formula="of:=[.C43]*[.F43]" office:value-type="float" office:value="15932.9201045239">
            <text:p>15932.92</text:p>
          </table:table-cell>
          <table:table-cell table:style-name="ce1" table:formula="of:=[.C43]*[.C43]" office:value-type="float" office:value="34969">
            <text:p>34969.00</text:p>
          </table:table-cell>
          <table:table-cell table:style-name="ce1" table:formula="of:=[.$G$4]*[.C43]+[.$G$5]" office:value-type="float" office:value="83.8786212426275">
            <text:p>83.8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92">
            <text:p>192</text:p>
          </table:table-cell>
          <table:table-cell table:formula="of:=[.$E$4]*[.C44]+[.$E$5]" office:value-type="float" office:value="88.8888888888889">
            <text:p>88.89</text:p>
          </table:table-cell>
          <table:table-cell table:style-name="ce1" table:formula="of:=[.$E$6]*2*(RAND()-0.5)" office:value-type="float" office:value="-5.84246516693383">
            <text:p>-5.84</text:p>
          </table:table-cell>
          <table:table-cell table:style-name="ce1" table:formula="of:=[.D44]+[.E44]" office:value-type="float" office:value="83.0464237219551">
            <text:p>83.05</text:p>
          </table:table-cell>
          <table:table-cell table:style-name="ce1" table:formula="of:=[.C44]*[.F44]" office:value-type="float" office:value="15944.9133546154">
            <text:p>15944.91</text:p>
          </table:table-cell>
          <table:table-cell table:style-name="ce1" table:formula="of:=[.C44]*[.C44]" office:value-type="float" office:value="36864">
            <text:p>36864.00</text:p>
          </table:table-cell>
          <table:table-cell table:style-name="ce1" table:formula="of:=[.$G$4]*[.C44]+[.$G$5]" office:value-type="float" office:value="86.6104277726862">
            <text:p>86.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197">
            <text:p>197</text:p>
          </table:table-cell>
          <table:table-cell table:formula="of:=[.$E$4]*[.C45]+[.$E$5]" office:value-type="float" office:value="91.6666666666667">
            <text:p>91.67</text:p>
          </table:table-cell>
          <table:table-cell table:style-name="ce1" table:formula="of:=[.$E$6]*2*(RAND()-0.5)" office:value-type="float" office:value="-3.61791616305709">
            <text:p>-3.62</text:p>
          </table:table-cell>
          <table:table-cell table:style-name="ce1" table:formula="of:=[.D45]+[.E45]" office:value-type="float" office:value="88.0487505036096">
            <text:p>88.05</text:p>
          </table:table-cell>
          <table:table-cell table:style-name="ce1" table:formula="of:=[.C45]*[.F45]" office:value-type="float" office:value="17345.6038492111">
            <text:p>17345.60</text:p>
          </table:table-cell>
          <table:table-cell table:style-name="ce1" table:formula="of:=[.C45]*[.C45]" office:value-type="float" office:value="38809">
            <text:p>38809.00</text:p>
          </table:table-cell>
          <table:table-cell table:style-name="ce1" table:formula="of:=[.$G$4]*[.C45]+[.$G$5]" office:value-type="float" office:value="89.3422343027449">
            <text:p>89.3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202">
            <text:p>202</text:p>
          </table:table-cell>
          <table:table-cell table:formula="of:=[.$E$4]*[.C46]+[.$E$5]" office:value-type="float" office:value="94.4444444444445">
            <text:p>94.44</text:p>
          </table:table-cell>
          <table:table-cell table:style-name="ce1" table:formula="of:=[.$E$6]*2*(RAND()-0.5)" office:value-type="float" office:value="-8.15408216789365">
            <text:p>-8.15</text:p>
          </table:table-cell>
          <table:table-cell table:style-name="ce1" table:formula="of:=[.D46]+[.E46]" office:value-type="float" office:value="86.2903622765508">
            <text:p>86.29</text:p>
          </table:table-cell>
          <table:table-cell table:style-name="ce1" table:formula="of:=[.C46]*[.F46]" office:value-type="float" office:value="17430.6531798633">
            <text:p>17430.65</text:p>
          </table:table-cell>
          <table:table-cell table:style-name="ce1" table:formula="of:=[.C46]*[.C46]" office:value-type="float" office:value="40804">
            <text:p>40804.00</text:p>
          </table:table-cell>
          <table:table-cell table:style-name="ce1" table:formula="of:=[.$G$4]*[.C46]+[.$G$5]" office:value-type="float" office:value="92.0740408328036">
            <text:p>92.0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207">
            <text:p>207</text:p>
          </table:table-cell>
          <table:table-cell table:formula="of:=[.$E$4]*[.C47]+[.$E$5]" office:value-type="float" office:value="97.2222222222222">
            <text:p>97.22</text:p>
          </table:table-cell>
          <table:table-cell table:style-name="ce1" table:formula="of:=[.$E$6]*2*(RAND()-0.5)" office:value-type="float" office:value="-5.46987141016871">
            <text:p>-5.47</text:p>
          </table:table-cell>
          <table:table-cell table:style-name="ce1" table:formula="of:=[.D47]+[.E47]" office:value-type="float" office:value="91.7523508120535">
            <text:p>91.75</text:p>
          </table:table-cell>
          <table:table-cell table:style-name="ce1" table:formula="of:=[.C47]*[.F47]" office:value-type="float" office:value="18992.7366180951">
            <text:p>18992.74</text:p>
          </table:table-cell>
          <table:table-cell table:style-name="ce1" table:formula="of:=[.C47]*[.C47]" office:value-type="float" office:value="42849">
            <text:p>42849.00</text:p>
          </table:table-cell>
          <table:table-cell table:style-name="ce1" table:formula="of:=[.$G$4]*[.C47]+[.$G$5]" office:value-type="float" office:value="94.8058473628623">
            <text:p>94.8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212">
            <text:p>212</text:p>
          </table:table-cell>
          <table:table-cell table:formula="of:=[.$E$4]*[.C48]+[.$E$5]" office:value-type="float" office:value="100">
            <text:p>100.00</text:p>
          </table:table-cell>
          <table:table-cell table:style-name="ce1" table:formula="of:=[.$E$6]*2*(RAND()-0.5)" office:value-type="float" office:value="-2.44761238340288">
            <text:p>-2.45</text:p>
          </table:table-cell>
          <table:table-cell table:style-name="ce1" table:formula="of:=[.D48]+[.E48]" office:value-type="float" office:value="97.5523876165971">
            <text:p>97.55</text:p>
          </table:table-cell>
          <table:table-cell table:style-name="ce1" table:formula="of:=[.C48]*[.F48]" office:value-type="float" office:value="20681.1061747186">
            <text:p>20681.11</text:p>
          </table:table-cell>
          <table:table-cell table:style-name="ce1" table:formula="of:=[.C48]*[.C48]" office:value-type="float" office:value="44944">
            <text:p>44944.00</text:p>
          </table:table-cell>
          <table:table-cell table:style-name="ce1" table:formula="of:=[.$G$4]*[.C48]+[.$G$5]" office:value-type="float" office:value="97.537653892921">
            <text:p>97.5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1" table:formula="of:=SUM([.C12:.C48])" office:value-type="float" office:value="4514">
            <text:p>4514.00</text:p>
          </table:table-cell>
          <table:table-cell/>
          <table:table-cell table:style-name="ce1"/>
          <table:table-cell table:style-name="ce1" table:formula="of:=SUM([.F12:.F48])" office:value-type="float" office:value="1789.51004501898">
            <text:p>1789.51</text:p>
          </table:table-cell>
          <table:table-cell table:style-name="ce1" table:formula="of:=SUM([.G12:.G48])" office:value-type="float" office:value="275934.025211254">
            <text:p>275934.03</text:p>
          </table:table-cell>
          <table:table-cell table:style-name="ce1" table:formula="of:=SUM([.H12:.H48])" office:value-type="float" office:value="656158">
            <text:p>656158.00</text:p>
          </table:table-cell>
          <table:table-cell table:style-name="ce1" table:number-columns-repeated="1016"/>
        </table:table-row>
        <table:table-row table:style-name="ro1">
          <table:table-cell>
            <draw:frame table:end-cell-address="SimulatedData.I88" table:end-x="0.889in" table:end-y="0.1626in" draw:z-index="0" draw:style-name="gr1" draw:text-style-name="P1" svg:width="8.0012in" svg:height="6.5902in" svg:x="0in" svg:y="0.1512in">
              <draw:object draw:notify-on-update-of-ranges="SimulatedData.D8:SimulatedData.D10 SimulatedData.D12:SimulatedData.D48 SimulatedData.C12:SimulatedData.C48 SimulatedData.F9:SimulatedData.F10 SimulatedData.F12:SimulatedData.F48 SimulatedData.C12:SimulatedData.C49 SimulatedData.I9:SimulatedData.I10 SimulatedData.I12:SimulatedData.I48 SimulatedData.C12:SimulatedData.C48 SimulatedData.E9:SimulatedData.E10 SimulatedData.E12:SimulatedData.E48 SimulatedData.C12:SimulatedData.C4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9">09/09/2020</text:date>, <text:time>19:4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. Mark E. Lehr</meta:initial-creator>
    <meta:creation-date>2020-09-09T18:58:51.04</meta:creation-date>
    <meta:generator>OpenOffice/4.1.7$Win32 OpenOffice.org_project/417m1$Build-9800</meta:generator>
    <dc:date>2020-09-09T19:42:28.50</dc:date>
    <dc:creator>Dr. Mark E. Lehr</dc:creator>
    <meta:editing-duration>PT37M19S</meta:editing-duration>
    <meta:editing-cycles>4</meta:editing-cycles>
    <meta:document-statistic meta:table-count="1" meta:cell-count="3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2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324cm" svg:height="16.74cm" xlink:href=".." xlink:type="simple" chart:class="chart:scatter" chart:style-name="ch1">
        <chart:title svg:x="8.531cm" svg:y="0.47cm" chart:style-name="ch2">
          <text:p>Linear Curve Fit</text:p>
        </chart:title>
        <chart:subtitle svg:x="8.928cm" svg:y="1.583cm" chart:style-name="ch3">
          <text:p>Temperature </text:p>
        </chart:subtitle>
        <chart:legend chart:legend-position="end" svg:x="15.911cm" svg:y="7.272cm" style:legend-expansion="high" chart:style-name="ch4"/>
        <chart:plot-area chart:style-name="ch5" table:cell-range-address="SimulatedData.C12:SimulatedData.E48 SimulatedData.D8:SimulatedData.D10 SimulatedData.E9:SimulatedData.F10 SimulatedData.F12:SimulatedData.F48 SimulatedData.I9:SimulatedData.I10 SimulatedData.I12:SimulatedData.I48" chart:data-source-has-labels="row" svg:x="1.444cm" svg:y="2.934cm" svg:width="13.655cm" svg:height="12.464cm">
          <chartooo:coordinate-region svg:x="2.727cm" svg:y="3.147cm" svg:width="12.092cm" svg:height="12.039cm"/>
          <chart:axis chart:dimension="x" chart:name="primary-x" chart:style-name="ch6">
            <chart:title svg:x="6.851cm" svg:y="15.733cm" chart:style-name="ch7">
              <text:p>Degree Fahrenheit</text:p>
            </chart:title>
            <chart:grid chart:style-name="ch8" chart:class="major"/>
          </chart:axis>
          <chart:axis chart:dimension="y" chart:name="primary-y" chart:style-name="ch9">
            <chart:title svg:x="0.451cm" svg:y="10.374cm" chart:style-name="ch10">
              <text:p>Degree Celsius</text:p>
            </chart:title>
            <chart:grid chart:style-name="ch8" chart:class="major"/>
          </chart:axis>
          <chart:series chart:style-name="ch11" chart:values-cell-range-address="SimulatedData.D12:SimulatedData.D48" chart:label-cell-address="SimulatedData.D8:SimulatedData.D10" chart:class="chart:scatter">
            <chart:domain table:cell-range-address="SimulatedData.C12:SimulatedData.C48"/>
            <chart:data-point chart:repeated="37"/>
          </chart:series>
          <chart:series chart:style-name="ch12" chart:values-cell-range-address="SimulatedData.F12:SimulatedData.F48" chart:label-cell-address="SimulatedData.F9:SimulatedData.F10" chart:class="chart:scatter">
            <chart:domain table:cell-range-address="SimulatedData.C12:SimulatedData.C49"/>
            <chart:data-point chart:repeated="38"/>
          </chart:series>
          <chart:series chart:style-name="ch13" chart:values-cell-range-address="SimulatedData.I12:SimulatedData.I48" chart:label-cell-address="SimulatedData.I9:SimulatedData.I10" chart:class="chart:scatter">
            <chart:data-point chart:repeated="37"/>
          </chart:series>
          <chart:series chart:style-name="ch14" chart:values-cell-range-address="SimulatedData.E12:SimulatedData.E48" chart:label-cell-address="SimulatedData.E9:SimulatedData.E10" chart:class="chart:scatter">
            <chart:data-point chart:repeated="3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ange Dependent Y</text:p>
                <text:list>
                  <text:list-item>
                    <text:p>Range</text:p>
                  </text:list-item>
                  <text:list-item>
                    <text:p>Dependent</text:p>
                  </text:list-item>
                  <text:list-item>
                    <text:p>Y</text:p>
                  </text:list-item>
                </text:list>
                <draw:g>
                  <svg:desc>SimulatedData.D8:SimulatedData.D1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Y with Noise Y'</text:p>
                <text:list>
                  <text:list-item>
                    <text:p>Y with Noise</text:p>
                  </text:list-item>
                  <text:list-item>
                    <text:p>Y'</text:p>
                  </text:list-item>
                </text:list>
                <draw:g>
                  <svg:desc>SimulatedData.F9:SimulatedData.F10</svg:desc>
                </draw:g>
              </table:table-cell>
              <table:table-cell office:value-type="string">
                <text:p>Calculated Y</text:p>
                <text:list>
                  <text:list-item>
                    <text:p>Calculated</text:p>
                  </text:list-item>
                  <text:list-item>
                    <text:p>Y</text:p>
                  </text:list-item>
                </text:list>
                <draw:g>
                  <svg:desc>SimulatedData.I9:SimulatedData.I10</svg:desc>
                </draw:g>
              </table:table-cell>
              <table:table-cell office:value-type="string">
                <text:p>Noise Error</text:p>
                <text:list>
                  <text:list-item>
                    <text:p>Noise</text:p>
                  </text:list-item>
                  <text:list-item>
                    <text:p>Error</text:p>
                  </text:list-item>
                </text:list>
                <draw:g>
                  <svg:desc>SimulatedData.E9:SimulatedData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SimulatedData.C12:SimulatedData.C48</svg:desc>
                </draw:g>
              </table:table-cell>
              <table:table-cell office:value-type="float" office:value="0">
                <text:p>0</text:p>
                <draw:g>
                  <svg:desc>SimulatedData.D12:SimulatedData.D48</svg:desc>
                </draw:g>
              </table:table-cell>
              <table:table-cell office:value-type="float" office:value="32">
                <text:p>32</text:p>
                <draw:g>
                  <svg:desc>SimulatedData.C12:SimulatedData.C49</svg:desc>
                </draw:g>
              </table:table-cell>
              <table:table-cell office:value-type="float" office:value="-6.38918011449277">
                <text:p>-6.38918011449277</text:p>
                <draw:g>
                  <svg:desc>SimulatedData.F12:SimulatedData.F48</svg:desc>
                </draw:g>
              </table:table-cell>
              <table:table-cell office:value-type="float" office:value="-0.807381189192476">
                <text:p>-0.807381189192476</text:p>
                <draw:g>
                  <svg:desc>SimulatedData.I12:SimulatedData.I48</svg:desc>
                </draw:g>
              </table:table-cell>
              <table:table-cell office:value-type="float" office:value="-6.38918011449277">
                <text:p>-6.38918011449277</text:p>
                <draw:g>
                  <svg:desc>SimulatedData.E12:SimulatedData.E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37">
                <text:p>37</text:p>
              </table:table-cell>
              <table:table-cell office:value-type="float" office:value="-5.97449109165205">
                <text:p>-5.97449109165205</text:p>
              </table:table-cell>
              <table:table-cell office:value-type="float" office:value="1.92442534086623">
                <text:p>1.92442534086623</text:p>
              </table:table-cell>
              <table:table-cell office:value-type="float" office:value="-8.75226886942983">
                <text:p>-8.75226886942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5.55555555555556">
                <text:p>5.55555555555556</text:p>
              </table:table-cell>
              <table:table-cell office:value-type="float" office:value="42">
                <text:p>42</text:p>
              </table:table-cell>
              <table:table-cell office:value-type="float" office:value="3.54972983762208">
                <text:p>3.54972983762208</text:p>
              </table:table-cell>
              <table:table-cell office:value-type="float" office:value="4.65623187092494">
                <text:p>4.65623187092494</text:p>
              </table:table-cell>
              <table:table-cell office:value-type="float" office:value="-2.00582571793348">
                <text:p>-2.005825717933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47">
                <text:p>47</text:p>
              </table:table-cell>
              <table:table-cell office:value-type="float" office:value="11.9525461488714">
                <text:p>11.9525461488714</text:p>
              </table:table-cell>
              <table:table-cell office:value-type="float" office:value="7.38803840098365">
                <text:p>7.38803840098365</text:p>
              </table:table-cell>
              <table:table-cell office:value-type="float" office:value="3.61921281553805">
                <text:p>3.61921281553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52">
                <text:p>52</text:p>
              </table:table-cell>
              <table:table-cell office:value-type="float" office:value="15.9399135933361">
                <text:p>15.9399135933361</text:p>
              </table:table-cell>
              <table:table-cell office:value-type="float" office:value="10.1198449310424">
                <text:p>10.1198449310424</text:p>
              </table:table-cell>
              <table:table-cell office:value-type="float" office:value="4.828802482225">
                <text:p>4.828802482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">
                <text:p>57</text:p>
              </table:table-cell>
              <table:table-cell office:value-type="float" office:value="13.8888888888889">
                <text:p>13.8888888888889</text:p>
              </table:table-cell>
              <table:table-cell office:value-type="float" office:value="57">
                <text:p>57</text:p>
              </table:table-cell>
              <table:table-cell office:value-type="float" office:value="9.7361853475579">
                <text:p>9.7361853475579</text:p>
              </table:table-cell>
              <table:table-cell office:value-type="float" office:value="12.8516514611011">
                <text:p>12.8516514611011</text:p>
              </table:table-cell>
              <table:table-cell office:value-type="float" office:value="-4.15270354133099">
                <text:p>-4.152703541330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62">
                <text:p>62</text:p>
              </table:table-cell>
              <table:table-cell office:value-type="float" office:value="9.29323583065222">
                <text:p>9.29323583065222</text:p>
              </table:table-cell>
              <table:table-cell office:value-type="float" office:value="15.5834579911598">
                <text:p>15.5834579911598</text:p>
              </table:table-cell>
              <table:table-cell office:value-type="float" office:value="-7.37343083601445">
                <text:p>-7.373430836014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">
                <text:p>67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67">
                <text:p>67</text:p>
              </table:table-cell>
              <table:table-cell office:value-type="float" office:value="19.4116414798838">
                <text:p>19.4116414798838</text:p>
              </table:table-cell>
              <table:table-cell office:value-type="float" office:value="18.3152645212185">
                <text:p>18.3152645212185</text:p>
              </table:table-cell>
              <table:table-cell office:value-type="float" office:value="-0.0328029645606875">
                <text:p>-0.0328029645606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72">
                <text:p>72</text:p>
              </table:table-cell>
              <table:table-cell office:value-type="float" office:value="17.5069225460498">
                <text:p>17.5069225460498</text:p>
              </table:table-cell>
              <table:table-cell office:value-type="float" office:value="21.0470710512772">
                <text:p>21.0470710512772</text:p>
              </table:table-cell>
              <table:table-cell office:value-type="float" office:value="-4.71529967617244">
                <text:p>-4.71529967617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">
                <text:p>77</text:p>
              </table:table-cell>
              <table:table-cell office:value-type="float" office:value="25">
                <text:p>25</text:p>
              </table:table-cell>
              <table:table-cell office:value-type="float" office:value="77">
                <text:p>77</text:p>
              </table:table-cell>
              <table:table-cell office:value-type="float" office:value="19.1802695486695">
                <text:p>19.1802695486695</text:p>
              </table:table-cell>
              <table:table-cell office:value-type="float" office:value="23.7788775813359">
                <text:p>23.7788775813359</text:p>
              </table:table-cell>
              <table:table-cell office:value-type="float" office:value="-5.81973045133054">
                <text:p>-5.819730451330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">
                <text:p>82</text:p>
              </table:table-cell>
              <table:table-cell office:value-type="float" office:value="27.7777777777778">
                <text:p>27.7777777777778</text:p>
              </table:table-cell>
              <table:table-cell office:value-type="float" office:value="82">
                <text:p>82</text:p>
              </table:table-cell>
              <table:table-cell office:value-type="float" office:value="21.6579661637338">
                <text:p>21.6579661637338</text:p>
              </table:table-cell>
              <table:table-cell office:value-type="float" office:value="26.5106841113946">
                <text:p>26.5106841113946</text:p>
              </table:table-cell>
              <table:table-cell office:value-type="float" office:value="-6.11981161404401">
                <text:p>-6.119811614044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">
                <text:p>87</text:p>
              </table:table-cell>
              <table:table-cell office:value-type="float" office:value="30.5555555555556">
                <text:p>30.5555555555556</text:p>
              </table:table-cell>
              <table:table-cell office:value-type="float" office:value="87">
                <text:p>87</text:p>
              </table:table-cell>
              <table:table-cell office:value-type="float" office:value="36.0870734421122">
                <text:p>36.0870734421122</text:p>
              </table:table-cell>
              <table:table-cell office:value-type="float" office:value="29.2424906414533">
                <text:p>29.2424906414533</text:p>
              </table:table-cell>
              <table:table-cell office:value-type="float" office:value="5.53151788655669">
                <text:p>5.531517886556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">
                <text:p>9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92">
                <text:p>92</text:p>
              </table:table-cell>
              <table:table-cell office:value-type="float" office:value="42.5284182683875">
                <text:p>42.5284182683875</text:p>
              </table:table-cell>
              <table:table-cell office:value-type="float" office:value="31.974297171512">
                <text:p>31.974297171512</text:p>
              </table:table-cell>
              <table:table-cell office:value-type="float" office:value="9.19508493505418">
                <text:p>9.195084935054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">
                <text:p>97</text:p>
              </table:table-cell>
              <table:table-cell office:value-type="float" office:value="36.1111111111111">
                <text:p>36.1111111111111</text:p>
              </table:table-cell>
              <table:table-cell office:value-type="float" office:value="97">
                <text:p>97</text:p>
              </table:table-cell>
              <table:table-cell office:value-type="float" office:value="36.1630875953577">
                <text:p>36.1630875953577</text:p>
              </table:table-cell>
              <table:table-cell office:value-type="float" office:value="34.7061037015707">
                <text:p>34.7061037015707</text:p>
              </table:table-cell>
              <table:table-cell office:value-type="float" office:value="0.051976484246552">
                <text:p>0.0519764842465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">
                <text:p>102</text:p>
              </table:table-cell>
              <table:table-cell office:value-type="float" office:value="38.8888888888889">
                <text:p>38.8888888888889</text:p>
              </table:table-cell>
              <table:table-cell office:value-type="float" office:value="102">
                <text:p>102</text:p>
              </table:table-cell>
              <table:table-cell office:value-type="float" office:value="47.379412785069">
                <text:p>47.379412785069</text:p>
              </table:table-cell>
              <table:table-cell office:value-type="float" office:value="37.4379102316294">
                <text:p>37.4379102316294</text:p>
              </table:table-cell>
              <table:table-cell office:value-type="float" office:value="8.49052389618009">
                <text:p>8.490523896180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7">
                <text:p>107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07">
                <text:p>107</text:p>
              </table:table-cell>
              <table:table-cell office:value-type="float" office:value="50.2379228376473">
                <text:p>50.2379228376473</text:p>
              </table:table-cell>
              <table:table-cell office:value-type="float" office:value="40.1697167616882">
                <text:p>40.1697167616882</text:p>
              </table:table-cell>
              <table:table-cell office:value-type="float" office:value="8.57125617098063">
                <text:p>8.571256170980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">
                <text:p>112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112">
                <text:p>112</text:p>
              </table:table-cell>
              <table:table-cell office:value-type="float" office:value="40.9041773196724">
                <text:p>40.9041773196724</text:p>
              </table:table-cell>
              <table:table-cell office:value-type="float" office:value="42.9015232917469">
                <text:p>42.9015232917469</text:p>
              </table:table-cell>
              <table:table-cell office:value-type="float" office:value="-3.54026712477207">
                <text:p>-3.54026712477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">
                <text:p>117</text:p>
              </table:table-cell>
              <table:table-cell office:value-type="float" office:value="47.2222222222222">
                <text:p>47.2222222222222</text:p>
              </table:table-cell>
              <table:table-cell office:value-type="float" office:value="117">
                <text:p>117</text:p>
              </table:table-cell>
              <table:table-cell office:value-type="float" office:value="37.3355439000039">
                <text:p>37.3355439000039</text:p>
              </table:table-cell>
              <table:table-cell office:value-type="float" office:value="45.6333298218056">
                <text:p>45.6333298218056</text:p>
              </table:table-cell>
              <table:table-cell office:value-type="float" office:value="-9.88667832221836">
                <text:p>-9.886678322218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">
                <text:p>122</text:p>
              </table:table-cell>
              <table:table-cell office:value-type="float" office:value="50">
                <text:p>50</text:p>
              </table:table-cell>
              <table:table-cell office:value-type="float" office:value="122">
                <text:p>122</text:p>
              </table:table-cell>
              <table:table-cell office:value-type="float" office:value="47.1800246369094">
                <text:p>47.1800246369094</text:p>
              </table:table-cell>
              <table:table-cell office:value-type="float" office:value="48.3651363518643">
                <text:p>48.3651363518643</text:p>
              </table:table-cell>
              <table:table-cell office:value-type="float" office:value="-2.81997536309063">
                <text:p>-2.819975363090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52.7777777777778">
                <text:p>52.7777777777778</text:p>
              </table:table-cell>
              <table:table-cell office:value-type="float" office:value="127">
                <text:p>127</text:p>
              </table:table-cell>
              <table:table-cell office:value-type="float" office:value="51.1984919829087">
                <text:p>51.1984919829087</text:p>
              </table:table-cell>
              <table:table-cell office:value-type="float" office:value="51.096942881923">
                <text:p>51.096942881923</text:p>
              </table:table-cell>
              <table:table-cell office:value-type="float" office:value="-1.57928579486907">
                <text:p>-1.579285794869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2">
                <text:p>132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132">
                <text:p>132</text:p>
              </table:table-cell>
              <table:table-cell office:value-type="float" office:value="60.825858228426">
                <text:p>60.825858228426</text:p>
              </table:table-cell>
              <table:table-cell office:value-type="float" office:value="53.8287494119817">
                <text:p>53.8287494119817</text:p>
              </table:table-cell>
              <table:table-cell office:value-type="float" office:value="5.27030267287046">
                <text:p>5.270302672870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7">
                <text:p>137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137">
                <text:p>137</text:p>
              </table:table-cell>
              <table:table-cell office:value-type="float" office:value="48.7805211528515">
                <text:p>48.7805211528515</text:p>
              </table:table-cell>
              <table:table-cell office:value-type="float" office:value="56.5605559420404">
                <text:p>56.5605559420404</text:p>
              </table:table-cell>
              <table:table-cell office:value-type="float" office:value="-9.55281218048185">
                <text:p>-9.552812180481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2">
                <text:p>142</text:p>
              </table:table-cell>
              <table:table-cell office:value-type="float" office:value="61.1111111111111">
                <text:p>61.1111111111111</text:p>
              </table:table-cell>
              <table:table-cell office:value-type="float" office:value="142">
                <text:p>142</text:p>
              </table:table-cell>
              <table:table-cell office:value-type="float" office:value="62.2144383388675">
                <text:p>62.2144383388675</text:p>
              </table:table-cell>
              <table:table-cell office:value-type="float" office:value="59.2923624720991">
                <text:p>59.2923624720991</text:p>
              </table:table-cell>
              <table:table-cell office:value-type="float" office:value="1.10332722775638">
                <text:p>1.103327227756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">
                <text:p>147</text:p>
              </table:table-cell>
              <table:table-cell office:value-type="float" office:value="63.8888888888889">
                <text:p>63.8888888888889</text:p>
              </table:table-cell>
              <table:table-cell office:value-type="float" office:value="147">
                <text:p>147</text:p>
              </table:table-cell>
              <table:table-cell office:value-type="float" office:value="60.3561503196963">
                <text:p>60.3561503196963</text:p>
              </table:table-cell>
              <table:table-cell office:value-type="float" office:value="62.0241690021578">
                <text:p>62.0241690021578</text:p>
              </table:table-cell>
              <table:table-cell office:value-type="float" office:value="-3.53273856919259">
                <text:p>-3.532738569192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2">
                <text:p>152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52">
                <text:p>152</text:p>
              </table:table-cell>
              <table:table-cell office:value-type="float" office:value="71.9052337730924">
                <text:p>71.9052337730924</text:p>
              </table:table-cell>
              <table:table-cell office:value-type="float" office:value="64.7559755322165">
                <text:p>64.7559755322165</text:p>
              </table:table-cell>
              <table:table-cell office:value-type="float" office:value="5.23856710642576">
                <text:p>5.238567106425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7">
                <text:p>157</text:p>
              </table:table-cell>
              <table:table-cell office:value-type="float" office:value="69.4444444444445">
                <text:p>69.4444444444445</text:p>
              </table:table-cell>
              <table:table-cell office:value-type="float" office:value="157">
                <text:p>157</text:p>
              </table:table-cell>
              <table:table-cell office:value-type="float" office:value="68.7339754211199">
                <text:p>68.7339754211199</text:p>
              </table:table-cell>
              <table:table-cell office:value-type="float" office:value="67.4877820622752">
                <text:p>67.4877820622752</text:p>
              </table:table-cell>
              <table:table-cell office:value-type="float" office:value="-0.710469023324549">
                <text:p>-0.7104690233245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2">
                <text:p>162</text:p>
              </table:table-cell>
              <table:table-cell office:value-type="float" office:value="72.2222222222222">
                <text:p>72.2222222222222</text:p>
              </table:table-cell>
              <table:table-cell office:value-type="float" office:value="162">
                <text:p>162</text:p>
              </table:table-cell>
              <table:table-cell office:value-type="float" office:value="71.2927411889864">
                <text:p>71.2927411889864</text:p>
              </table:table-cell>
              <table:table-cell office:value-type="float" office:value="70.219588592334">
                <text:p>70.219588592334</text:p>
              </table:table-cell>
              <table:table-cell office:value-type="float" office:value="-0.929481033235788">
                <text:p>-0.9294810332357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7">
                <text:p>167</text:p>
              </table:table-cell>
              <table:table-cell office:value-type="float" office:value="75">
                <text:p>75</text:p>
              </table:table-cell>
              <table:table-cell office:value-type="float" office:value="167">
                <text:p>167</text:p>
              </table:table-cell>
              <table:table-cell office:value-type="float" office:value="74.0510546416044">
                <text:p>74.0510546416044</text:p>
              </table:table-cell>
              <table:table-cell office:value-type="float" office:value="72.9513951223927">
                <text:p>72.9513951223927</text:p>
              </table:table-cell>
              <table:table-cell office:value-type="float" office:value="-0.948945358395577">
                <text:p>-0.9489453583955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2">
                <text:p>172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172">
                <text:p>172</text:p>
              </table:table-cell>
              <table:table-cell office:value-type="float" office:value="81.1309128606485">
                <text:p>81.1309128606485</text:p>
              </table:table-cell>
              <table:table-cell office:value-type="float" office:value="75.6832016524514">
                <text:p>75.6832016524514</text:p>
              </table:table-cell>
              <table:table-cell office:value-type="float" office:value="3.35313508287072">
                <text:p>3.353135082870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7">
                <text:p>177</text:p>
              </table:table-cell>
              <table:table-cell office:value-type="float" office:value="80.5555555555556">
                <text:p>80.5555555555556</text:p>
              </table:table-cell>
              <table:table-cell office:value-type="float" office:value="177">
                <text:p>177</text:p>
              </table:table-cell>
              <table:table-cell office:value-type="float" office:value="73.2982014264498">
                <text:p>73.2982014264498</text:p>
              </table:table-cell>
              <table:table-cell office:value-type="float" office:value="78.4150081825101">
                <text:p>78.4150081825101</text:p>
              </table:table-cell>
              <table:table-cell office:value-type="float" office:value="-7.25735412910581">
                <text:p>-7.257354129105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2">
                <text:p>182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182">
                <text:p>182</text:p>
              </table:table-cell>
              <table:table-cell office:value-type="float" office:value="80.1490093705555">
                <text:p>80.1490093705555</text:p>
              </table:table-cell>
              <table:table-cell office:value-type="float" office:value="81.1468147125688">
                <text:p>81.1468147125688</text:p>
              </table:table-cell>
              <table:table-cell office:value-type="float" office:value="-3.18432396277785">
                <text:p>-3.184323962777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7">
                <text:p>187</text:p>
              </table:table-cell>
              <table:table-cell office:value-type="float" office:value="86.1111111111111">
                <text:p>86.1111111111111</text:p>
              </table:table-cell>
              <table:table-cell office:value-type="float" office:value="187">
                <text:p>187</text:p>
              </table:table-cell>
              <table:table-cell office:value-type="float" office:value="85.2027813076145">
                <text:p>85.2027813076145</text:p>
              </table:table-cell>
              <table:table-cell office:value-type="float" office:value="83.8786212426275">
                <text:p>83.8786212426275</text:p>
              </table:table-cell>
              <table:table-cell office:value-type="float" office:value="-0.908329803496599">
                <text:p>-0.9083298034965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">
                <text:p>192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192">
                <text:p>192</text:p>
              </table:table-cell>
              <table:table-cell office:value-type="float" office:value="83.0464237219551">
                <text:p>83.0464237219551</text:p>
              </table:table-cell>
              <table:table-cell office:value-type="float" office:value="86.6104277726862">
                <text:p>86.6104277726862</text:p>
              </table:table-cell>
              <table:table-cell office:value-type="float" office:value="-5.84246516693383">
                <text:p>-5.842465166933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7">
                <text:p>197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197">
                <text:p>197</text:p>
              </table:table-cell>
              <table:table-cell office:value-type="float" office:value="88.0487505036096">
                <text:p>88.0487505036096</text:p>
              </table:table-cell>
              <table:table-cell office:value-type="float" office:value="89.3422343027449">
                <text:p>89.3422343027449</text:p>
              </table:table-cell>
              <table:table-cell office:value-type="float" office:value="-3.61791616305709">
                <text:p>-3.617916163057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2">
                <text:p>202</text:p>
              </table:table-cell>
              <table:table-cell office:value-type="float" office:value="94.4444444444445">
                <text:p>94.4444444444445</text:p>
              </table:table-cell>
              <table:table-cell office:value-type="float" office:value="202">
                <text:p>202</text:p>
              </table:table-cell>
              <table:table-cell office:value-type="float" office:value="86.2903622765508">
                <text:p>86.2903622765508</text:p>
              </table:table-cell>
              <table:table-cell office:value-type="float" office:value="92.0740408328036">
                <text:p>92.0740408328036</text:p>
              </table:table-cell>
              <table:table-cell office:value-type="float" office:value="-8.15408216789365">
                <text:p>-8.154082167893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">
                <text:p>207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207">
                <text:p>207</text:p>
              </table:table-cell>
              <table:table-cell office:value-type="float" office:value="91.7523508120535">
                <text:p>91.7523508120535</text:p>
              </table:table-cell>
              <table:table-cell office:value-type="float" office:value="94.8058473628623">
                <text:p>94.8058473628623</text:p>
              </table:table-cell>
              <table:table-cell office:value-type="float" office:value="-5.46987141016871">
                <text:p>-5.469871410168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2">
                <text:p>212</text:p>
              </table:table-cell>
              <table:table-cell office:value-type="float" office:value="100">
                <text:p>100</text:p>
              </table:table-cell>
              <table:table-cell office:value-type="float" office:value="212">
                <text:p>212</text:p>
              </table:table-cell>
              <table:table-cell office:value-type="float" office:value="97.5523876165971">
                <text:p>97.5523876165971</text:p>
              </table:table-cell>
              <table:table-cell office:value-type="float" office:value="97.537653892921">
                <text:p>97.537653892921</text:p>
              </table:table-cell>
              <table:table-cell office:value-type="float" office:value="-2.44761238340288">
                <text:p>-2.447612383402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